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text-align="start" style:justify-single-word="false"/>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P4" style:family="paragraph" style:parent-style-name="Standard">
      <style:paragraph-properties fo:text-align="start" style:justify-single-word="false"/>
      <style:text-properties style:font-name="Times New Roman" fo:font-size="12pt" fo:font-style="normal" style:font-size-asian="12pt" style:font-style-asian="normal" style:font-size-complex="12pt" style:font-style-complex="normal"/>
    </style:style>
    <style:style style:name="T1" style:family="text">
      <style:text-properties fo:font-variant="normal" fo:text-transform="none" fo:color="#333333" style:font-name="Arial1" fo:font-size="9.89999961853027pt" fo:letter-spacing="normal" fo:font-weight="normal"/>
    </style:style>
    <style:style style:name="T2" style:family="text">
      <style:text-properties fo:font-variant="normal" fo:text-transform="none" fo:color="#333333" fo:letter-spacing="normal" fo:font-weight="normal"/>
    </style:style>
    <style:style style:name="T3" style:family="text">
      <style:text-properties fo:font-variant="normal" fo:text-transform="none" fo:color="#333333" fo:letter-spacing="normal" style:text-underline-style="solid" style:text-underline-width="auto" style:text-underline-color="font-color"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pendent Study – Computer Science</text:p>
      <text:p text:style-name="P1">Mitchell Plamann</text:p>
      <text:p text:style-name="P1"/>
      <text:p text:style-name="P2"><text:span text:style-name="T3">From the Homestead High School Gifted and Talented Program Coordinator:</text:span><text:span text:style-name="T2"> Independent study at Homestead High School is an honors level course open to students who have exhausted the school’s curriculum in a given subject area. Admission to this program is accomplished through a rigorous application process. A mentor, who is a teacher on staff, must agree to work with the student. The student must then complete an application that includes a proposal for the work to be accomplished during the independent study. The department, the Gifted and Talented Program Coordinator, and the high school principal must approve this application. Students approved for independent study must not only show academic promise in the subject but must also have demonstrated a high level of responsibility, integrity, and a commitment to excellence.</text:span></text:p>
      <text:p text:style-name="P3"/>
      <text:p text:style-name="P3"><text:tab/>I chose to take an independent study for a number of reasons. As a freshman, I took and passed the AP Computer Science test even though Homestead did not offer a class on the subject. There is so much more that I want to learn in computer science, but Homestead doesn't offer any programming classes beyond what I've already accomplished. Also, I hope to study computer science in college, and I want my high school years to prepare me for that. My junior year of high school, I took an independent study for <text:s/>mostly the same reasons. I studied assembly language, and used that to begin writing an emulator. This project was much too large to fit into one year, so this year's independent study will continue where last year left off.</text:p>
      <text:p text:style-name="P3"><text:tab/>My project this year is a continuation of last year's independent study: developing an emulator for the Nintendo Entertainment System (NES). To do this, I need to learn everything about how the NES works. I need to know how the central processor reads memory and turns that into mathematical operations. I must understand how the picture processor interprets information and outputs images to the TV screen. Memory inside the system holds data used by the game as it is running, the game cartridge has its own circuitry, the game controllers communicate with the processor, and the audio processor generates sound waves to create music. Once I understand how all of these parts of the system work and interact, I can write the emulator, creating a copy of this system from computer code. Last year, I successfully wrote emulation code for the central processor, memory system, and a small part of the picture processor. This year, I will continue development, finishing up the central processor and <text:s/>the picture processor. I will write the input system, accepting input from both the keyboard and an actual NES controller. I will write software to simulate the electronics within game cartridges. Finally, I plan to improve the way these systems interact with each other.</text:p>
      <text:p text:style-name="P4"><text:span text:style-name="T2"><text:tab/>I anticipate that this project will have a positive impact on me, helping me both in computer science and in academics in general. In computer science, I will gain a great deal of experience in writing and debugging programs. In completing this project, I will learn much more about how computers function on a low level; I will better understand the individual steps that the processor, memory, graphics card, and other components take to run a program. Finally, this independent study will help me to learn how to manage a large, long-term project, setting and reaching goals to divide the work into reasonable amou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2T07:48:11</meta:creation-date>
    <dc:date>2012-10-08T08:00:38</dc:date>
    <meta:editing-duration>PT1H34M35S</meta:editing-duration>
    <meta:editing-cycles>16</meta:editing-cycles>
    <meta:generator>OpenOffice.org/3.4$Unix OpenOffice.org_project/340m1$Build-9590</meta:generator>
    <meta:document-statistic meta:table-count="0" meta:image-count="0" meta:object-count="0" meta:page-count="1" meta:paragraph-count="6" meta:word-count="581" meta:character-count="3515"/>
  </office:meta>
</office:document-meta>
</file>